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margin-top="0in" fo:margin-bottom="0.2in"/>
    </style:style>
    <style:style style:name="P2" style:family="paragraph" style:parent-style-name="Standard">
      <style:paragraph-properties fo:margin-top="0in" fo:margin-bottom="0.2in" fo:padding="0in" fo:border="none" style:shadow="none" style:join-border="false"/>
    </style:style>
    <style:style style:name="P3" style:family="paragraph" style:parent-style-name="Text_20_body">
      <style:text-properties fo:font-weight="bold" style:font-weight-asian="bold" style:font-weight-complex="bold"/>
    </style:style>
    <style:style style:name="P4" style:family="paragraph" style:parent-style-name="Standard">
      <style:paragraph-properties fo:margin-top="0in" fo:margin-bottom="0.2in" style:border-line-width-bottom="0.0008in 0.0138in 0.0008in" fo:padding="0.0291in" fo:border-left="none" fo:border-right="none" fo:border-top="none" fo:border-bottom="0.0154in double #000000" style:join-border="false"/>
    </style:style>
    <style:style style:name="P5" style:family="paragraph" style:parent-style-name="Standard">
      <style:paragraph-properties fo:margin-left="1in" fo:margin-right="0in" fo:margin-top="0in" fo:margin-bottom="0.2in" fo:text-indent="-1.0102in" style:auto-text-indent="false">
        <style:tab-stops/>
      </style:paragraph-properties>
    </style:style>
    <style:style style:name="P6" style:family="paragraph" style:parent-style-name="Standard">
      <style:paragraph-properties fo:margin-left="1in" fo:margin-right="0in" fo:margin-top="0in" fo:margin-bottom="0.2in" fo:text-indent="-1.0102in" style:auto-text-indent="false">
        <style:tab-stops/>
      </style:paragraph-properties>
      <style:text-properties fo:font-style="normal" style:font-style-asian="normal" style:font-style-complex="normal"/>
    </style:style>
    <style:style style:name="P7" style:family="paragraph" style:parent-style-name="Standard">
      <style:paragraph-properties fo:margin-left="1in" fo:margin-right="0in" fo:margin-top="0in" fo:margin-bottom="0.2in" fo:text-indent="-1.0102in" style:auto-text-indent="false">
        <style:tab-stops/>
      </style:paragraph-properties>
      <style:text-properties fo:font-style="italic" style:font-style-asian="italic" style:font-style-complex="italic"/>
    </style:style>
    <style:style style:name="T1" style:family="text">
      <style:text-properties style:text-position="super 58%"/>
    </style:style>
    <style:style style:name="T2" style:family="text">
      <style:text-properties style:text-position="33% 80%"/>
    </style:style>
    <style:style style:name="T3" style:family="text">
      <style:text-properties style:text-position="33% 80%"/>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e is the reading as it is in the Bible:</text:p>
      <text:p text:style-name="P2"><text:bookmark text:name="en-NIV-9313"/><text:span text:style-name="T1">29</text:span> In the thirty-eighth year of Asa king of Judah, Ahab son of Omri became king of Israel, and he reigned in Samaria over Israel twenty-two years. <text:bookmark text:name="en-NIV-9314"/><text:span text:style-name="T1">30</text:span> Ahab son of Omri did more evil in the eyes of the LORD than any of those before him. <text:bookmark text:name="en-NIV-9315"/><text:span text:style-name="T1">31</text:span> He not only considered it trivial to commit the sins of Jeroboam son of Nebat, but he also married Jezebel daughter of Ethbaal king of the Sidonians, and began to serve Baal and worship him. <text:bookmark text:name="en-NIV-9316"/><text:span text:style-name="T1">32 </text:span>He set up an altar for Baal in the temple of Baal that he built in Samaria. <text:bookmark text:name="en-NIV-9317"/><text:span text:style-name="T1">33</text:span> Ahab also made an Asherah pole and did more to provoke the LORD, the God of Israel, to anger than did all the kings of Israel before him. ...</text:p>
      <text:p text:style-name="P2"><text:span text:style-name="T1"> </text:span><text:bookmark text:name="en-NIV-9319"/><text:span text:style-name="T1">1</text:span> Now Elijah the Tishbite, from Tishbe <text:span text:style-name="T2">[</text:span><text:a xlink:type="simple" xlink:href="http://www.biblegateway.com/passage/?book_id=11&amp;chapter=17&amp;version=31#fen-NIV-9319a"><text:span text:style-name="T3">a</text:span></text:a><text:span text:style-name="T2">]</text:span> in Gilead, said to Ahab, "As the LORD, the God of Israel, lives, whom I serve, there will be neither dew nor rain in the next few years except at my word."... </text:p>
      <text:p text:style-name="P3">The Widow at Zarephath </text:p>
      <text:p text:style-name="Text_20_body"><text:bookmark text:name="en-NIV-9326"/>8 Then the word of the LORD came to him: <text:bookmark text:name="en-NIV-9327"/><text:span text:style-name="T1">9</text:span> "Go at once to Zarephath of Sidon and stay there. I have commanded a widow in that place to supply you with food." <text:bookmark text:name="en-NIV-9328"/><text:span text:style-name="T1">10</text:span> So he went to Zarephath. When he came to the town gate, a widow was there gathering sticks. He called to her and asked, "Would you bring me a little water in a jar so I may have a drink?" <text:bookmark text:name="en-NIV-9329"/><text:span text:style-name="T1">11</text:span> As she was going to get it, he called, "And bring me, please, a piece of bread." </text:p>
      <text:p text:style-name="Text_20_body"><text:span text:style-name="T1"> </text:span><text:bookmark text:name="en-NIV-9330"/><text:span text:style-name="T1">12</text:span> "As surely as the LORD your God lives," she replied, "I don't have any bread—only a handful of flour in a jar and a little oil in a jug. I am gathering a few sticks to take home and make a meal for myself and my son, that we may eat it—and die." </text:p>
      <text:p text:style-name="Text_20_body"><text:span text:style-name="T1"> </text:span><text:bookmark text:name="en-NIV-9331"/><text:span text:style-name="T1">13</text:span> Elijah said to her, "Don't be afraid. Go home and do as you have said. But first make a small cake of bread for me from what you have and bring it to me, and then make something for yourself and your son. <text:bookmark text:name="en-NIV-9332"/>14 For this is what the LORD, the God of Israel, says: 'The jar of flour will not be used up and the jug of oil will not run dry until the day the LORD gives rain on the land.' " </text:p>
      <text:p text:style-name="Text_20_body"><text:span text:style-name="T1"> </text:span><text:bookmark text:name="en-NIV-9333"/><text:span text:style-name="T1">15</text:span> She went away and did as Elijah had told her. So there was food every day for Elijah and for the woman and her family. <text:bookmark text:name="en-NIV-9334"/><text:span text:style-name="T1">16</text:span> For the jar of flour was not used up and the jug of oil did not run dry, in keeping with the word of the LORD spoken by Elijah. </text:p>
      <text:p text:style-name="P4"/>
      <text:p text:style-name="P1">Here is the text for the characterization:</text:p>
      <text:p text:style-name="P1"/>
      <text:p text:style-name="P5"><text:span text:style-name="T4">Introducer</text:span>: <text:tab/>We've been talking about Prophets. Who was the prophet we talked about last week? ... <text:span text:style-name="T4">(if necessary, prompt the children: it was Moses)</text:span><text:span text:style-name="T5"> <text:s/>Moses! Many people say he was the greatest prophet of all. He gave the people of Israel the Law, and lead them to their promised land.<text:line-break/><text:line-break/>But, many many years later, when the kings of Israel began to forget the Law and disobey it, and even worship false gods, other prophets were called by God to remind the kings and the people of their duty to the True God.<text:line-break/><text:line-break/>The greatest of those prophets was probably a man named </text:span><text:span text:style-name="T6">Elijah</text:span><text:span text:style-name="T5">. Now, Elijah --</text:span></text:p>
      <text:p text:style-name="P6"/>
      <text:p text:style-name="P7">Widow of Zarapath: (coming out from behind the Bible-banner, carrying a clay jar and a clay flask)<text:span text:style-name="T5"> Elijah! I knew him! He saved my life! </text:span>(Take the microphone from the introducer, and sit down on the steps – or have a chair at the front to sit on).<text:span text:style-name="T5"> Let me tell you about it!<text:line-break/><text:line-break/>Our king, King Ahab, was behaving terribly! </text:span>(If you want you can list some of the things he did: worshipping Baal, marrying Jezebel and letting her murder God's prophets.)<text:span text:style-name="T5"> It's no wonder God was furious with him. So this prophet, Elijah, told Ahab that God was sending a drought on the whole land to make King Ahab repent.<text:line-break/><text:line-break/>The drought was terrible! The crops all died: even the grass for the animals to eat. So the animals died too. The streams dried up. People were starving.<text:line-break/><text:line-break/>I had my little boy to take care of, but we were running out of food too. At last I had only a hadful of flour in my flour-jar (</text:span>point to jar)<text:span text:style-name="T5"> and a few drops of oil in my flask. I thought we were going to starve and die like the animals. I decided to cook up our last loaf of bread, have a last dinner, and accept our fate.<text:line-break/><text:line-break/>But, while I was out gathering firewood to bake our bread, an old man appeared, asking me to give HIM some bread and water! It was that prophet, Elijah. I explained to him that I really didn't have anything to give him. But he told me that God had promised that I wouldn't run out of flour or oil, until the drought ended. And it was true! I went home and mixed flour from my jar with oil and water, baked it on the hot stones, and gave the loaf to Elijah the prophet. And there was still flour and oil, so I made loaves for my son and I. And there was still flour and oil enough for the next day – in fact, it never ran out the whole time that the drought lasted! Elijah stayed with me that whole time, and we had bread every day!<text:line-break/><text:line-break/>So children, you remember: that God takes care of poor people even when the great people of the land do wrong! And when God calls on you to serve those poor people in his name, don't be afraid to do it, because God also gives you what you need in order to serve in His name. </text:span></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Bitstream Vera Sans" style:font-size-asian="14pt" style:font-weight-asian="bold" style:font-name-complex="Lucidasans" style:font-size-complex="14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Bitstream Vera Sans" style:font-size-asian="10pt" style:font-weight-asian="bold" style:font-name-complex="Lucidasans" style:font-size-complex="10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Pamela Mclean</meta:initial-creator>
    <meta:creation-date>2006-07-30T06:52:38</meta:creation-date>
    <dc:creator>Pamela Mclean</dc:creator>
    <dc:date>2006-07-30T07:25:25</dc:date>
    <dc:language>en-US</dc:language>
    <meta:editing-cycles>2</meta:editing-cycles>
    <meta:editing-duration>PT25S</meta:editing-duration>
    <meta:user-defined meta:name="Info 1"/>
    <meta:user-defined meta:name="Info 2"/>
    <meta:user-defined meta:name="Info 3"/>
    <meta:user-defined meta:name="Info 4"/>
    <meta:document-statistic meta:table-count="0" meta:image-count="0" meta:object-count="0" meta:page-count="2" meta:paragraph-count="11" meta:word-count="1003" meta:character-count="4961"/>
  </office:meta>
</office:document-meta>
</file>